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3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4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4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4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4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5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5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5">
            <text:p>1006 <text:s/>10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6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6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6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6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6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7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8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8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8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9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9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89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1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3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3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3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3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4">
            <text:p>1006 <text:s/>100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4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4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5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5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7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7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7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8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8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8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9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9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5.99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">
            <text:p>1006 <text:s/>100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1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2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3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4">
            <text:p>1006 <text:s/>10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5">
            <text:p>1006 <text:s/>10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5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5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5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5">
            <text:p>1006 <text:s/>10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7">
            <text:p>1006 <text:s/>10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6T10:03:16.08">
            <text:p>1006 <text:s/>100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6T10:03:16.08">
            <text:p>2021/10/6 10:0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6T10:03:16.08">
            <text:p>1006 <text:s/>1003</text:p>
          </table:table-cell>
          <table:table-cell table:style-name="ce7" table:formula="of:=NOW()" office:value-type="date" office:date-value="2021-10-06T10:03:16.08">
            <text:p>1006 <text:s/>100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6T10:03:16.08">
            <text:p>1006 <text:s/>10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number-columns-repeated="2"/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6T10:03:16.27">
            <text:p>1006 <text:s/>100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6T10:03:16.27">
            <text:p>1006 <text:s/>1003</text:p>
          </table:table-cell>
          <table:table-cell table:style-name="ce7" table:formula="of:=NOW()" office:value-type="date" office:date-value="2021-10-06T10:03:16.27">
            <text:p>1006 <text:s/>100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6T10:03:16.27">
            <text:p>1006 <text:s/>100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2021/10/06</text:date>, <text:time>10:0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6T10:03:15.45</dc:date>
    <dc:creator>iwabuchi ken</dc:creator>
    <meta:editing-duration>P7DT18H14M45S</meta:editing-duration>
    <meta:editing-cycles>1130</meta:editing-cycles>
    <meta:generator>OpenOffice/4.1.3$Win32 OpenOffice.org_project/413m1$Build-9783</meta:generator>
    <meta:document-statistic meta:table-count="2" meta:cell-count="1283" meta:object-count="0"/>
  </office:meta>
</office:document-meta>
</file>